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alibri" svg:font-family="Calibri, sans-serif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0dd03a" officeooo:paragraph-rsid="000ef02c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0dd03a" officeooo:paragraph-rsid="000ef02c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0dd03a" officeooo:paragraph-rsid="0014d6d3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0dd03a" officeooo:paragraph-rsid="00163e0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0dd03a" officeooo:paragraph-rsid="00182ac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0dd03a" officeooo:paragraph-rsid="0018eb37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0ea71c" officeooo:paragraph-rsid="000ef02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0ea71c" officeooo:paragraph-rsid="000dd03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0ea71c" officeooo:paragraph-rsid="000ea71c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0ea71c" officeooo:paragraph-rsid="000ea71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105362" officeooo:paragraph-rsid="00105362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1100a9" officeooo:paragraph-rsid="001100a9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123820" officeooo:paragraph-rsid="0012382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14127c" officeooo:paragraph-rsid="0014127c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018eb37" officeooo:paragraph-rsid="0018eb37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officeooo:rsid="0018eb37" officeooo:paragraph-rsid="0018eb37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officeooo:rsid="0018eb37" officeooo:paragraph-rsid="000ef02c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officeooo:rsid="00194abb" officeooo:paragraph-rsid="00194abb" style:font-size-asian="12pt" style:font-size-complex="12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ial" fo:font-size="12pt" officeooo:rsid="0018eb37" officeooo:paragraph-rsid="0018eb37" style:font-size-asian="12pt" style:font-size-complex="12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" fo:font-size="12pt" officeooo:rsid="0018eb37" officeooo:paragraph-rsid="000ef02c" style:font-size-asian="12pt" style:font-size-complex="12pt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arial" fo:font-size="12pt" officeooo:rsid="000dd03a" officeooo:paragraph-rsid="0018eb37" style:font-size-asian="12pt" style:font-size-complex="12pt"/>
    </style:style>
    <style:style style:name="P22" style:family="paragraph" style:parent-style-name="Text_20_body">
      <loext:graphic-properties draw:fill="none" draw:fill-color="#ffffff"/>
      <style:paragraph-properties fo:margin-left="0cm" fo:margin-right="0cm" style:line-height-at-least="0.529cm" fo:text-align="justify" style:justify-single-word="false" fo:text-indent="0cm" style:auto-text-indent="false" fo:background-color="transparent" fo:padding="0cm" fo:border="none"/>
    </style:style>
    <style:style style:name="P23" style:family="paragraph" style:parent-style-name="Text_20_body">
      <loext:graphic-properties draw:fill="none" draw:fill-color="#ffffff"/>
      <style:paragraph-properties fo:margin-left="0cm" fo:margin-right="0cm" style:line-height-at-least="0.503cm" fo:text-align="justify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24" style:family="paragraph" style:parent-style-name="Text_20_body">
      <style:paragraph-properties fo:text-align="justify" style:justify-single-word="false" fo:break-before="page"/>
      <style:text-properties style:font-name="arial" fo:font-size="12pt" officeooo:rsid="00194abb" officeooo:paragraph-rsid="00194abb" style:font-size-asian="12pt" style:font-size-complex="12pt"/>
    </style:style>
    <style:style style:name="T1" style:family="text">
      <style:text-properties officeooo:rsid="000ea71c"/>
    </style:style>
    <style:style style:name="T2" style:family="text">
      <style:text-properties officeooo:rsid="000ef02c"/>
    </style:style>
    <style:style style:name="T3" style:family="text">
      <style:text-properties officeooo:rsid="00123820"/>
    </style:style>
    <style:style style:name="T4" style:family="text">
      <style:text-properties officeooo:rsid="0014127c"/>
    </style:style>
    <style:style style:name="T5" style:family="text">
      <style:text-properties officeooo:rsid="00163e0a"/>
    </style:style>
    <style:style style:name="T6" style:family="text">
      <style:text-properties officeooo:rsid="00182ac4"/>
    </style:style>
    <style:style style:name="T7" style:family="text">
      <style:text-properties officeooo:rsid="00194abb"/>
    </style:style>
    <style:style style:name="T8" style:family="text">
      <style:text-properties fo:font-style="normal" fo:font-weight="normal"/>
    </style:style>
    <style:style style:name="T9" style:family="text">
      <style:text-properties fo:font-variant="normal" fo:text-transform="none" style:font-name="Arial" fo:font-size="12pt" fo:language="pt" fo:country="BR" fo:font-style="normal" fo:font-weight="normal"/>
    </style:style>
    <style:style style:name="T10" style:family="text">
      <style:text-properties fo:font-variant="normal" fo:text-transform="none" style:font-name="Arial" fo:font-size="12pt" fo:language="pt" fo:country="BR" fo:font-style="normal" fo:font-weight="normal" officeooo:rsid="00194abb"/>
    </style:style>
    <style:style style:name="T11" style:family="text">
      <style:text-properties fo:font-variant="normal" fo:text-transform="none" style:font-name="Arial" fo:language="pt" fo:country="BR" fo:font-style="normal" fo:font-weight="normal"/>
    </style:style>
    <style:style style:name="T12" style:family="text">
      <style:text-properties fo:font-variant="normal" fo:text-transform="none" style:font-name="Arial" fo:language="pt" fo:country="BR" fo:font-style="normal" fo:font-weight="bold"/>
    </style:style>
    <style:style style:name="T13" style:family="text">
      <style:text-properties fo:font-variant="normal" fo:text-transform="none" fo:color="#0563c1" style:text-line-through-style="none" style:text-line-through-type="none" style:font-name="Arial" fo:font-size="12pt" fo:language="pt" fo:country="BR" fo:font-style="normal" style:text-underline-style="solid" style:text-underline-width="auto" style:text-underline-color="font-color" fo:font-weight="normal" style:text-blinking="false"/>
    </style:style>
    <style:style style:name="T14" style:family="text">
      <style:text-properties fo:font-variant="normal" fo:text-transform="none" fo:color="#0563c1" style:text-line-through-style="none" style:text-line-through-type="none" style:font-name="Arial" fo:language="pt" fo:country="BR" fo:font-style="normal" style:text-underline-style="solid" style:text-underline-width="auto" style:text-underline-color="font-color" fo:font-weight="normal" style:text-blinking="false"/>
    </style:style>
    <style:style style:name="T15" style:family="text">
      <style:text-properties fo:font-variant="normal" fo:text-transform="none" fo:font-style="normal" fo:font-weight="normal"/>
    </style:style>
    <style:style style:name="T16" style:family="text">
      <style:text-properties style:font-name="Calibri" fo:font-size="11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IEDADE EDUCACIONAL DE ITAPIRANGA – SEI <text:line-break/><text:line-break/>FACULDADE DE ITAPIRANGA – FAI <text:line-break/><text:line-break/>CURSO: GESTÃO DA TECNOLOGIA DA INFORMAÇÃO <text:line-break/><text:line-break/>DISCIPLINA: SISTEMAS DE INFORMAÇÕES E EPLICATIVOS <text:line-break/><text:line-break/>PROFESSOR: ANDRÉ KLUNK <text:line-break/><text:line-break/><text:line-break/><text:line-break/><text:line-break/><text:line-break/><text:line-break/><text:line-break/><text:line-break/><text:line-break/><text:line-break/><text:line-break/>ELIAS SOUZA THEOBALD <text:line-break/><text:line-break/>JUNIOR KESSLER LUTZ <text:line-break/><text:line-break/>VANICE CAROLINA BENIN <text:line-break/><text:line-break/>VENICIUS <text:line-break/><text:line-break/><text:line-break/><text:line-break/><text:line-break/><text:line-break/><text:line-break/><text:line-break/>CRM (Customer Relationship Management) <text:line-break/><text:line-break/><text:line-break/><text:line-break/><text:line-break/><text:line-break/><text:line-break/><text:line-break/><text:line-break/><text:line-break/><text:line-break/><text:line-break/>Itapiranga – SC <text:line-break/><text:line-break/>Março, 2017 <text:line-break/><text:line-break/></text:p>
      <text:p text:style-name="P17"/>
      <text:p text:style-name="P19">Introdução</text:p>
      <text:p text:style-name="P16">No presente trabalho, iremos abordar o tema CRM, conceituando-o, explicando seu funcionamento e falando sobre suas aplicabilidades, exemplificando como ele pode ser utilizado, quais suas vantagens, os tipos de CRM que uma empresa pode adotar: CRM Operacional, CRM Colaborativo ou CRM Social e CRM Analítico.</text:p>
      <text:p text:style-name="P16">Abordamos também os sistemas de CRM, que são as ferramentas utilizadas para implementar a estratégia de CRM e apresentamos os motivos para usá-los, bem como as vantagens que os mesmos trazem.</text:p>
      <text:p text:style-name="P20"/>
      <text:p text:style-name="P2">CRM (Customer Relationship Management) é uma estratégia que prioriza a identificação, crescimento e o relacionamento lucrativo a longo prazo com o cliente. Permite que a empresa entenda as necessidades dos clientes. É utilizado na emancipação das necessidades de determinada empresa. Para tal propósito, são utilizados os sistemas de CRM, entretanto, se uma empresa pretende implementar o CRM, ela não necessariamente deverá utilizar os sistemas. Basicamente, o CRM pode ser dividido em três tipos, cada qual com uma diferente função: Operacional, colaborativo e analítico. <text:line-break/>CRM Operacional: Facilita e agiliza a relação da empresa com o cliente, é usado principalmente para automatizar processos de venda, no atendimento aos clientes e no marketing. <text:line-break/>CRM Colaborativo ou CRM Social: É através deste que a empresa se relaciona com seus clientes, fornecedores, distribuidores, parceiros e demais públicos que a mesma mantém contato. <text:line-break/><text:line-break/>CRM Analítico: Neste CRM, as informações sobre os clientes ficam em uma base de dados, são examinadas, e, a partir disso, são criados relatórios que serão usados nas tomadas de decisões da empresa. Através disto, é possível “classificar” os clientes, de acordo com seus gostos, ou preferências pessoais. <text:line-break/><text:line-break/>São muitas as vantagens de utilizar o CRM e seus recursos, já que este centraliza a informação dos clientes, organiza suas atividades, acarreta no aumento das vendas, promove uma comunicação mais efetiva e fornece dados estatísticos. <text:line-break/><text:line-break/>Centralização das informações dos clientes: Através desta ferramenta, é possível armazenar todas as informações a respeito de um cliente em um sistema. Deste modo, o funcionário não perde tempo na procura pelas informações do cliente. <text:line-break/><text:line-break/>Organização das atividades: O CRM proporciona uma melhor organização de todas as atividades, pois ele notifica quando e com quem a próxima atividade ocorrerá. <text:line-break/><text:line-break/>Aumento das vendas: Todos as informações dos clientes, mesmo os potenciais ou não, são armazenadas em bancos de dados, e a partir disso, a equipe comercial pode fazer uma leitura destas informações e analisar quais estratégias estão funcionando na empresa e quais não estão. <text:line-break/><text:line-break/>Comunicação mais efetiva: O CRM proporciona uma comunicação mais efetiva com o cliente, já que através de tal serviço, é possível conhecer melhor a clientela. As chances de fidelização aumentam, pois o cliente se sente mais à vontade quando é tratado de forma personalizada, conforme sua personalidade, preferências pessoais, etc. <text:line-break/><text:line-break/>Fornecimento de dados estatísticos: Quando aplicado em uma empresa, o CRM oferece a possibilidade de fazer uma leitura em relação aos clientes chamada de "funil de vendas", que mostra quantos clientes foram perdidos, quantos permaneceram, qual o número de novos clientes, etc. Esta ferramenta ainda possibilita saber quais são os clientes potenciais e quais são mais fáceis de atingir, por exemplo. </text:p>
      <text:p text:style-name="P2">Os sistemas de CRM não devem ser confundidos com a estratégia ou gestão de CRM, já que a gestão envolve <text:span text:style-name="T2">todo e qualquer método que facilite </text:span>o bom relacionamento com o cliente, já os sistemas são as ferramentas utilizadas pelas empresas para compreender as necessidades do cliente e classificar quais são potenciais, quais são clientes novos, quais são os mais fiéis, etc. Atualmente, existem milhares de softwares usados para tal função <text:span text:style-name="T1">que estão disponíveis no mercado</text:span>.</text:p>
      <text:p text:style-name="P7"><text:soft-page-break/>Os sistemas de CRM são constantemente confundidos com simples bancos de dados, no entanto, eles já são muito mais complexos do que isto. De acordo com Pierre Veyrat:</text:p>
      <text:p text:style-name="P2"><text:span text:style-name="T1">“O CRM é um sistema mais complexo, capaz de minerar dados de clientes e prospects a partir de pontos de contato com o cliente e transformar esses dados em inteligência.”</text:span></text:p>
      <text:p text:style-name="P11">O funcionamento do CRM envolve vários fatores, destacam-se a operação em nuvem, automatização parcial das tarefas, integração de áreas distintas, soluções para cada tipo de empresa.</text:p>
      <text:p text:style-name="P11">Operação em nuvem: Hoje em dia, a maior parte dos sistemas de CRM funcionam através da computação em nuvem, e isso traz grandes benefícios, como a segurança dos dados, que ficam em um servidor externo, além de que se sua máquina perder o trabalho, ele permanecerá salvo na nuvem. Outro ponto positivo é o acesso remoto de qualquer lugar, já que os dados estão em um ambiente totalmente online.</text:p>
      <text:p text:style-name="P12">Automatização parcial das tarefas: Os sistemas de CRM não servem apenas para armazenar dados, eles podem executar algumas tarefas simples automaticamente, como o cadastro de clientes e busca por informações em um atendimento. Com isso, é possível que se dê atenção a outras atividades importantes.</text:p>
      <text:p text:style-name="P12">Integração de áreas distintas: Diferente do que muitos pensam, o CRM não traz vantagens a apenas um setor, ele beneficia e integra diferentes áreas e traz lucros para todas elas, <text:span text:style-name="T3">além disso, contribui com o atendimento e sucesso do cliente.</text:span></text:p>
      <text:p text:style-name="P13">Soluções para cada tipo de empresa: O CRM pode ser usado por qualquer empresa, de qualquer segmento, desde uma multinacional até uma micro empresa. A empresa deve apenas saber usar o sistema conforme a sua necessidade, e muitas variáveis podem influenciar, como o público-alvo, o tamanho da empresa, o segmento da empresa, entre outros.</text:p>
      <text:p text:style-name="P14">Mesmo que haja tantos benefícios advindos da aplicação de um sistema de CRM, é preciso primeiramente saber se a empresa realmente precisa de tal ferramenta.</text:p>
      <text:p text:style-name="P3"><text:span text:style-name="T4">Para saber se é necessário implementar o CRM na empresa, devem ser levados em consideração os seguintes itens: se há perda de tempo na organização de planilhas e cadernos, não há um atendimento igualitário para os clientes, se já houve perca de negócios por falta de informações importantes na hora, há dificuldade de personalização no atendimento ao cliente e se é preciso uma equipe integrada que trabalhe à distância.</text:span></text:p>
      <text:p text:style-name="P4"><text:span text:style-name="T5">Perda de tempo: Se há muita perda de tempo na organização de planilhas, agendas ou cadernos. Quanto mais cresce o relacionamento com o cliente, mais complexo e difícil fica de gerenciar tudo de forma organizada sem um sistema.</text:span></text:p>
      <text:p text:style-name="P4"><text:span text:style-name="T5">Não há atendimento igualitário ao cliente: É necessário que haja um padrão no atendimento ao cliente, e se houver diferenças na qualidade de um atendimento para outro na empresa, o CRM é a melhor opção para padronizar o atendimento e melhorar a sua qualidade.</text:span></text:p>
      <text:p text:style-name="P5"><text:span text:style-name="T5">Perca de negócios: Muitas vezes é necessário ter informações na hora, para convencer o cliente, pois com o CRM, é possível ter todas as informações necessárias, independente do lugar em que esteja.</text:span></text:p>
      <text:p text:style-name="P6"><text:span text:style-name="T6">Dificuldade de personalização no atendimento ao cliente: O cliente precisa de soluções que sejam sob medida, não apenas do básico. O CRM foi feito justamente para personalizar o atendimento, através do banco de dados sobre cada cliente, que fornece as informações para que seja possível saber suas necessidades.</text:span><text:line-break/><text:span text:style-name="T6">Necessidade de equipe integrada à distância: Se a equipe precisa sempre realizar networking ou fechar acordos com clientes, os setores de marketing e vendas da empresa devem ser integrados, ou ainda deve-se apostar no sucesso do cliente.</text:span><text:line-break/></text:p>
      <text:p text:style-name="P19">Conclusão</text:p>
      <text:p text:style-name="P16"/>
      <text:p text:style-name="P15">Aprendemos que o CRM é uma estratégia utilizada para aprimorar o relacionamento com o cliente, e este é feito através dos sistemas de CRM, que são os softwares utilizados na gestão das estratégias. Vimos também que os clientes são o fator mais importantes para as empresas que usam esta estratégia, e que através do CRM é possível compreender as necessidades de cada cliente e classificá-lo <text:span text:style-name="T7">como</text:span> é um cliente <text:span text:style-name="T7">em potencial, cliente novo, etc.</text:span></text:p>
      <text:p text:style-name="P18">Também aprendemos que os sistemas de CRM não são simples bancos de dados, são muito mais do que isso, e trazem benefícios para todos os setores da empresa.</text:p>
      <text:p text:style-name="P18">Além disso, vimos que é necessário entender a necessidade de implementar o sistema, levando em consideração alguns fatores.</text:p>
      <text:p text:style-name="P18"/>
      <text:p text:style-name="P18"/>
      <text:p text:style-name="P24"><text:span text:style-name="T11">PAULILLO, Gustavo. </text:span><text:span text:style-name="T12">O que é CRM? </text:span><text:span text:style-name="T11">Disponível em: &lt;</text:span><text:a xlink:type="simple" xlink:href="http://www.agendor.com.br/blog/o-que-e-crm/" office:target-frame-name="_blank" xlink:show="new" text:style-name="Internet_20_link" text:visited-style-name="Visited_20_Internet_20_Link"><text:span text:style-name="T14">http://www.agendor.com.br/blog/o-que-e-crm/</text:span></text:a><text:span text:style-name="T11">&gt;. Acesso em: 14/03/2017.</text:span><text:span text:style-name="T15"> </text:span></text:p>
      <text:p text:style-name="P23"> <text:span text:style-name="T16"><text:line-break/></text:span><text:span text:style-name="T8"> </text:span></text:p>
      <text:p text:style-name="P22"><text:span text:style-name="T9">WENNINGKAMP, Anderson. Os tipos de CRM para uma estratégia eficiente. Disponível em: &lt;</text:span><text:a xlink:type="simple" xlink:href="http://www.ideiademarketing.com.br/2013/04/12/crm-quais-sao-os-tipos-e-onde-podem-ser-aplicados/" text:style-name="Internet_20_link" text:visited-style-name="Visited_20_Internet_20_Link"><text:span text:style-name="T13">http://www.ideiademarketing.com.br/2013/04/12/crm-quais-sao-os-tipos-e-onde-podem-ser-aplicados/</text:span></text:a><text:span text:style-name="T9">&gt; </text:span><text:span text:style-name="T10">Acesso em: 21/03/2017.</text:span></text:p>
      <text:p text:style-name="P18"/>
      <text:p text:style-name="P21"><text:line-break/><text:line-break/><text:line-break/><text:line-break/><text:line-break/><text:line-break/><text:line-break/><text:line-break/>http://s3.amazonaws.com/academia.edu.documents/32198478/CRM-Customer_Relationship_Management_livro.pdf?AWSAccessKeyId=AKIAIWOWYYGZ2Y53UL3A&amp;Expires=1489533828&amp;Signature=TV99ZlZhcimbAX3w8pglZEA69Fk%3D&amp;response-content-disposition=inline%3B%20filename%3DCRM_Customer_Relationship_Management.pdf <text:line-break/><text:line-break/><text:line-break/><text:line-break/>http://www.e-marketinglab.com/crm_para_que_te_quero_jnegocios.html <text:line-break/><text:line-break/><text:line-break/><text:line-break/>http://www.administradores.com.br/artigos/marketing/crm-o-que-e-crm-e-como-funciona/34063/ <text:line-break/><text:line-break/><text:line-break/><text:line-break/>http://www.agendor.com.br/blog/7-motivos-para-usar-o-crm-e-aumentar-a-produtividade/ <text:line-break/><text:line-break/><text:line-break/><text:line-break/>http://www.seomaster.com.br/blog/5-motivos-para-usar-o-crm <text:line-break/><text:line-break/>PAULILLO, Gustavo. O que é CRM? Disponível em: . Acesso em: 14/03/2017. <text:line-break/><text:line-break/><text:line-break/><text:line-break/><text:line-break/>WENNINGKAMP, Anderson. Os tipos de CRM para uma estratégia eficiente. Disponível em: <text:line-break/><text:line-break/><text:line-break/><text:line-break/><text:line-break/>http://www.administradores.com.br/artigos/marketing/crm-o-que-e-crm-e-como-funciona/34063/ <text:line-break/><text:line-break/><text:line-break/><text:line-break/><text:line-break/>http://qualidadecallcenter.blogspot.com.br/p/glossario-call-center.html <text:line-break/></text:p>
      <text:p text:style-name="P3">http://marketingdeconteudo.com/o-que-e-crm/<text:line-break/></text:p>
      <text:p text:style-name="P3"><text:soft-page-break/>http://blog.safetec.com.br/crm/o-que-e-o-sistema-crm/</text:p>
      <text:p text:style-name="P8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alibri" svg:font-family="Calibri, sans-serif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9:05:37.336512441</meta:creation-date>
    <dc:date>2017-03-21T21:06:47.341308649</dc:date>
    <meta:editing-duration>PT5M28S</meta:editing-duration>
    <meta:editing-cycles>1</meta:editing-cycles>
    <meta:document-statistic meta:table-count="0" meta:image-count="0" meta:object-count="0" meta:page-count="8" meta:paragraph-count="29" meta:word-count="1397" meta:character-count="9933" meta:non-whitespace-character-count="8444"/>
    <meta:generator>LibreOffice/5.3.0.3$Linux_X86_64 LibreOffice_project/7074905676c47b82bbcfbea1aeefc84afe1c50e1</meta:generator>
  </office:meta>
</office:document-meta>
</file>